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rsid="000fd10f" officeooo:paragraph-rsid="0010a804" style:font-size-asian="16pt" style:font-size-complex="16pt"/>
    </style:style>
    <style:style style:name="P2" style:family="paragraph" style:parent-style-name="Standard">
      <style:paragraph-properties fo:text-align="justify" style:justify-single-word="false"/>
      <style:text-properties fo:font-size="16pt" officeooo:rsid="0010a804" officeooo:paragraph-rsid="0010a804" style:font-size-asian="16pt" style:font-size-complex="16pt"/>
    </style:style>
    <style:style style:name="P3" style:family="paragraph" style:parent-style-name="Standard">
      <style:paragraph-properties fo:text-align="justify" style:justify-single-word="false"/>
      <style:text-properties fo:font-size="16pt" officeooo:rsid="0010a804" officeooo:paragraph-rsid="001350e0" style:font-size-asian="16pt" style:font-size-complex="16pt"/>
    </style:style>
    <style:style style:name="P4" style:family="paragraph" style:parent-style-name="Standard">
      <style:paragraph-properties fo:text-align="justify" style:justify-single-word="false"/>
      <style:text-properties fo:font-size="16pt" officeooo:rsid="001350e0" officeooo:paragraph-rsid="001350e0" style:font-size-asian="16pt" style:font-size-complex="16pt"/>
    </style:style>
    <style:style style:name="P5" style:family="paragraph" style:parent-style-name="Standard">
      <style:paragraph-properties fo:text-align="justify" style:justify-single-word="false"/>
      <style:text-properties fo:font-size="14pt" fo:font-weight="bold" officeooo:rsid="000fd10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6pt" officeooo:rsid="000fecc5" officeooo:paragraph-rsid="0010a804" style:font-size-asian="16pt" style:font-size-complex="16pt"/>
    </style:style>
    <style:style style:name="T1" style:family="text">
      <style:text-properties fo:font-weight="bold" officeooo:rsid="000fd10f" style:font-weight-asian="bold" style:font-weight-complex="bold"/>
    </style:style>
    <style:style style:name="T2" style:family="text">
      <style:text-properties officeooo:rsid="000fecc5"/>
    </style:style>
    <style:style style:name="T3" style:family="text">
      <style:text-properties style:font-name="Loma" fo:font-size="20pt" fo:font-weight="bold" officeooo:rsid="000fd10f" style:font-size-asian="20pt" style:font-weight-asian="bold" style:font-size-complex="20pt" style:font-weight-complex="bold"/>
    </style:style>
    <style:style style:name="T4" style:family="text">
      <style:text-properties fo:font-size="14pt" fo:font-weight="bold" officeooo:rsid="000fd10f" style:font-size-asian="14pt" style:font-weight-asian="bold" style:font-size-complex="14pt" style:font-weight-complex="bold"/>
    </style:style>
    <style:style style:name="T5" style:family="text">
      <style:text-properties fo:font-size="15pt" fo:font-weight="bold" officeooo:rsid="000fd10f" style:font-size-asian="15pt" style:font-weight-asian="bold" style:font-size-complex="15pt" style:font-weight-complex="bold"/>
    </style:style>
    <style:style style:name="T6" style:family="text">
      <style:text-properties officeooo:rsid="001350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3">IN MY SPARE TIME – REPORT</text:span></text:p>
      <text:p text:style-name="Standard"><text:span text:style-name="T4"><text:tab/><text:tab/><text:tab/><text:tab/><text:tab/><text:tab/><text:tab/><text:tab/>- </text:span><text:span text:style-name="T5">Siddharth Agrawal (150716)</text:span></text:p>
      <text:p text:style-name="Standard"><text:span text:style-name="T5"/></text:p>
      <text:p text:style-name="Standard"><text:span text:style-name="T5"/></text:p>
      <text:p text:style-name="P5"/>
      <text:p text:style-name="P1"><text:tab/>In this poem the poet is trying to <text:span text:style-name="T2">imagine what the world would be like if he introduced various changes to it. The poet is aghast at the current world situation, at the conflicts and miseries of people. He sarcastically comments on the various political borders drawn by humans and the consequential wars and conflicts resulting from differences in opinions and cultures. </text:span></text:p>
      <text:p text:style-name="P6"><text:tab/>In the lines {I run roaring ................... future just in case} the poet is trying to draw reference to the current environmental conditions <text:s text:c="15"/></text:p>
      <text:p text:style-name="P2">where he expresses his wish to improve the environment conditions by creating rivers. Also he sarcastically comments that he may have to save some additional continents and oceans for future, admonishing us for harming our surroundings.</text:p>
      <text:p text:style-name="P2"><text:tab/>In the lines thereafter, the poet expresses his frustrations at the current poitical divisions and expresses his desire to completely change the <text:s text:c="7"/></text:p>
      <text:p text:style-name="P2">political structure of the earth to bring about new order. He talks about “<text:span text:style-name="T6">rolling Germany to the Pacific”, “switching England and Afghanistan”, and “surrendering America to Indians”. In these lines the poet expresses his heartfelt desires to right all the wrongs and thus ending the sorrow of many.</text:span></text:p>
      <text:p text:style-name="P3"><text:tab/><text:span text:style-name="T6">In the last two lines {I know that .............. necessary nonetheless} the </text:span></text:p>
      <text:p text:style-name="P4">poet comes out of his idle-dream and pleads to all the readers to bring about a change in this bleak and hopeless world, difficult though it might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3:50:14.719147680</meta:creation-date>
    <dc:date>2017-01-30T16:22:48.792031967</dc:date>
    <meta:editing-duration>PT30M50S</meta:editing-duration>
    <meta:editing-cycles>3</meta:editing-cycles>
    <meta:generator>LibreOffice/5.0.6.2$Linux_X86_64 LibreOffice_project/00m0$Build-2</meta:generator>
    <meta:document-statistic meta:table-count="0" meta:image-count="0" meta:object-count="0" meta:page-count="1" meta:paragraph-count="9" meta:word-count="240" meta:character-count="1515" meta:non-whitespace-character-count="1243"/>
  </office:meta>
</office:document-meta>
</file>